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1B42268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6.917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5.66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14.898cm"/>
    </style:style>
    <style:style style:name="P1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Lucida Bright'" style:font-family-generic="roman" style:font-pitch="variable" fo:font-size="26pt" style:font-size-asian="26pt" style:font-size-complex="26pt"/>
    </style:style>
    <style:style style:name="T7" style:family="text">
      <style:text-properties fo:font-family="'Lucida Bright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lobaLeaks - E-P 2012</text:p>
          </draw:text-box>
        </draw:frame>
        <draw:frame presentation:style-name="pr2" draw:layer="layout" svg:width="22.6cm" svg:height="16.917cm" svg:x="1.4cm" svg:y="4.914cm" presentation:class="subtitle" presentation:user-transformed="true">
          <draw:text-box>
            <text:p>Claudio Agosti</text:p>
            <text:p><text:span text:style-name="T1">(vecna at globaleaks dot org)</text:span></text:p>
            <text:p/>
            <text:p><text:span text:style-name="T2">Hermes association</text:span></text:p>
            <text:p><text:span text:style-name="T2"/></text:p>
            <text:p><text:span text:style-name="T2"/></text:p>
            <text:p text:style-name="P1"><text:span text:style-name="T3">Considerazoni di riservatezza, copyright e uso del materiale per fini giornalistici, in un ambiente dedito al whistleblowing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GlobaLeaks</text:p>
          </draw:text-box>
        </draw:frame>
        <draw:frame presentation:style-name="pr5" draw:layer="layout" svg:width="22.6cm" svg:height="15.701cm" svg:x="1.4cm" svg:y="4.914cm" presentation:class="outline" presentation:user-transformed="true">
          <draw:text-box>
            <text:list text:style-name="L2">
              <text:list-item>
                <text:p>Software libero</text:p>
                <text:list>
                  <text:list-item>
                    <text:p>Adattabile in qualunque contesto</text:p>
                    <text:list>
                      <text:list-item>
                        <text:p>Politica cittadina, pubblica amministrazione, business audit, corporate transparency</text:p>
                      </text:list-item>
                    </text:list>
                  </text:list-item>
                </text:list>
              </text:list-item>
              <text:list-item>
                <text:p><text:span text:style-name="T4">Security on mind</text:span></text:p>
                <text:list>
                  <text:list-item>
                    <text:p>La protezione del whistleblower è il cuore dell'offerta</text:p>
                  </text:list-item>
                  <text:list-item>
                    <text:p>Il WB è lo strumento disponibile per avere:</text:p>
                    <text:list>
                      <text:list-item>
                        <text:p>Trasparenza</text:p>
                      </text:list-item>
                      <text:list-item>
                        <text:p>Collaborazione cittadina</text:p>
                      </text:list-item>
                      <text:list-item>
                        <text:p>Rompere l'omertà di alcuni contest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ontesti</text:p>
          </draw:text-box>
        </draw:frame>
        <draw:frame presentation:style-name="pr7" draw:layer="layout" svg:width="22.6cm" svg:height="14.898cm" svg:x="1.4cm" svg:y="4.914cm" presentation:class="outline" presentation:user-transformed="true">
          <draw:text-box>
            <text:list text:style-name="L2">
              <text:list-item>
                <text:p>Contestualità != Globalità</text:p>
                <text:list>
                  <text:list-item>
                    <text:p>Wikileaks, wall street journal, esempi di WB non contestuale.</text:p>
                  </text:list-item>
                </text:list>
              </text:list-item>
              <text:list-item>
                <text:p><text:span text:style-name="T5">Personale esperto e dedito</text:span></text:p>
                <text:list>
                  <text:list-item>
                    <text:p>Coloro che ricevono le informazioni, detti “receivers”, riconosciuti nel contesto e non per forza con lo stesso punto di vista o background</text:p>
                  </text:list-item>
                  <text:list-item>
                    <text:p>Analizzeranno le soffiate ricevute, svolgeranno ricerche, pubblicheranno risultat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WB</text:p>
          </draw:text-box>
        </draw:frame>
        <draw:frame presentation:style-name="pr7" draw:layer="layout" svg:width="22.6cm" svg:height="14.898cm" svg:x="1.4cm" svg:y="4.914cm" presentation:class="outline" presentation:user-transformed="true">
          <draw:text-box>
            <text:list text:style-name="L2">
              <text:list-item>
                <text:p>L'eroe della situazione</text:p>
                <text:list>
                  <text:list-item>
                    <text:p>Percezione diversa a seconda della cultura di provenienza</text:p>
                  </text:list-item>
                  <text:list-item>
                    <text:p>Idelogicamente motivato o emotivamente scosso</text:p>
                  </text:list-item>
                </text:list>
              </text:list-item>
              <text:list-item>
                <text:p><text:span text:style-name="T5">Deve venire a conoscenza di un'iniziativa tramite canali affidabili</text:span></text:p>
                <text:list>
                  <text:list-item>
                    <text:p>Rete di fiducia, soluzione ai nodi <text:span text:style-name="T4">rogue</text:span></text:p>
                  </text:list-item>
                </text:list>
              </text:list-item>
              <text:list-item>
                <text:p><text:span text:style-name="T5">Le leggi non sempre lo supportano</text:span></text:p>
                <text:list>
                  <text:list-item>
                    <text:p><text:span text:style-name="T5">Decreto anticorruzione, PCAW, T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Il mondo perfetto</text:p>
          </draw:text-box>
        </draw:frame>
        <draw:frame presentation:style-name="pr7" draw:layer="layout" svg:width="22.6cm" svg:height="14.898cm" svg:x="1.4cm" svg:y="4.914cm" presentation:class="outline" presentation:user-transformed="true">
          <draw:text-box>
            <text:list text:style-name="L2">
              <text:list-item>
                <text:p>Ogni contesto di pertienenza ha un'iniziativa</text:p>
                <text:list>
                  <text:list-item>
                    <text:p>Ha receiver differenti che verificano cos'è vero e cos'è falso</text:p>
                  </text:list-item>
                  <text:list-item>
                    <text:p>Rilasciano in modo coordinato ed obiettivo</text:p>
                  </text:list-item>
                </text:list>
              </text:list-item>
              <text:list-item>
                <text:p><text:span text:style-name="T5">Il WB crea una rete invisibile</text:span></text:p>
                <text:list>
                  <text:list-item>
                    <text:p><text:span text:style-name="T5">Corruzione, white collar crime, diminuiscono </text:span></text:p>
                  </text:list-item>
                  <text:list-item>
                    <text:p><text:span text:style-name="T5">Quando il caso è finito, puo' rivendicare la paternità di un'azi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Problema #1: anonimato</text:p>
          </draw:text-box>
        </draw:frame>
        <draw:frame presentation:style-name="pr7" draw:layer="layout" svg:width="22.6cm" svg:height="14.898cm" svg:x="1.4cm" svg:y="4.914cm" presentation:class="outline" presentation:user-transformed="true">
          <draw:text-box>
            <text:list text:style-name="L2">
              <text:list-item>
                <text:p>Viene percepito come un problema</text:p>
                <text:list>
                  <text:list-item>
                    <text:p>Le denuncie anonime non sono un segno positivo in uno stato democratico</text:p>
                  </text:list-item>
                  <text:list-item>
                    <text:p>La deontologia professionale giornalistica sembra piu' che sufficente a proteggere le fonti</text:p>
                  </text:list-item>
                  <text:list-item>
                    <text:p>E' usabile per delazione, diffamazione e disinformazi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oluzione #1/1: denunce</text:p>
          </draw:text-box>
        </draw:frame>
        <draw:frame presentation:style-name="pr7" draw:layer="layout" svg:width="22.6cm" svg:height="14.898cm" svg:x="1.4cm" svg:y="4.914cm" presentation:class="outline" presentation:user-transformed="true">
          <draw:text-box>
            <text:list text:style-name="L2">
              <text:list-item>
                <text:p>Una segnalazione non è un denuncia, ma una notizia informale</text:p>
                <text:list>
                  <text:list-item>
                    <text:p>Pubblici ufficiali come destinatari ? Li metterebbe in una situazione di conflitto, perché non possono operare con denucie anonime</text:p>
                  </text:list-item>
                  <text:list-item>
                    <text:p>Puo' servire come canale informativo ? Possibile, ma l'interlocutore dovrebbe avere grande tempo e voglia per distinguere l'utile dal disutile, e probabilmente non li 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Problema #1/2: Deontologia</text:p>
          </draw:text-box>
        </draw:frame>
        <draw:frame presentation:style-name="pr7" draw:layer="layout" svg:width="22.6cm" svg:height="14.964cm" svg:x="1.4cm" svg:y="4.914cm" presentation:class="outline" presentation:user-transformed="true">
          <draw:text-box>
            <text:list text:style-name="L2">
              <text:list-item>
                <text:p>Un giornlista agisce così:</text:p>
                <text:list>
                  <text:list-item>
                    <text:p>Protegge la fonte, forte di leggi che glielo permettono</text:p>
                  </text:list-item>
                  <text:list-item>
                    <text:p>Si affida all'autorevolezza della fonte</text:p>
                  </text:list-item>
                  <text:list-item>
                    <text:p>Deve poter riversare la colpa, nel caso le informazioni si rivelassero' false</text:p>
                  </text:list-item>
                </text:list>
              </text:list-item>
            </text:list>
            <text:p><text:span text:style-name="T6">“</text:span><text:span text:style-name="T6">Mai affidarsi agli anonimi”</text:span></text:p>
            <text:list text:continue-numbering="true" text:style-name="L2">
              <text:list-item>
                <text:list>
                  <text:list-item>
                    <text:p><text:span text:style-name="T7">Gianluigi Nuzzi, giornalista investigativo di “Sua Santità” (aka VaticanLeaks)</text:span></text:p>
                  </text:list-item>
                </text:list>
              </text:list-item>
            </text:list>
            <text:p><text:span text:style-name="T6">“</text:span><text:span text:style-name="T6">Ho fatto un atto di coraggio”</text:span></text:p>
            <text:list text:continue-numbering="true" text:style-name="L2">
              <text:list-item>
                <text:list>
                  <text:list-item>
                    <text:p><text:span text:style-name="T7">Stefania Maurizi, autrice di “wikileaks italia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oluzione #1/2: Deontologia</text:p>
          </draw:text-box>
        </draw:frame>
        <draw:frame presentation:style-name="pr7" draw:layer="layout" svg:width="22.6cm" svg:height="15.508cm" svg:x="1.4cm" svg:y="4.914cm" presentation:class="outline" presentation:user-transformed="true">
          <draw:text-box>
            <text:list text:style-name="L2">
              <text:list-item>
                <text:p>Una soffiata anonima non va considerata</text:p>
                <text:list>
                  <text:list-item>
                    <text:p>Forse forse, io considererei un documento</text:p>
                  </text:list-item>
                </text:list>
              </text:list-item>
              <text:list-item>
                <text:p>Una interazione mordi e fuggi, non la considererei attendibile</text:p>
                <text:list>
                  <text:list-item>
                    <text:p>Il whistleblower puo', tramite una ricevuta, tornare sul luogo della segnalazione, leggere commenti, integrare spiegazioni, aggiungere nuovi documenti (concetto di <text:span text:style-name="T4">Tip</text:span>)</text:p>
                  </text:list-item>
                  <text:list-item>
                    <text:p>Tutto ciò che è scartato, non è sufficente a fare una notizia, ma potrà servire da integrazi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onsiderazioni #1/3: male usi</text:p>
          </draw:text-box>
        </draw:frame>
        <draw:frame presentation:style-name="pr7" draw:layer="layout" svg:width="22.6cm" svg:height="14.898cm" svg:x="1.4cm" svg:y="4.914cm" presentation:class="outline" presentation:user-transformed="true">
          <draw:text-box>
            <text:list text:style-name="L2">
              <text:list-item>
                <text:p>Delazione ?</text:p>
                <text:list>
                  <text:list-item>
                    <text:p>Si tratta di documenti, non di gossip, sta alla responsabilità del receiver</text:p>
                  </text:list-item>
                </text:list>
              </text:list-item>
              <text:list-item>
                <text:p>Debole contro il debole ? </text:p>
                <text:list>
                  <text:list-item>
                    <text:p>Percezione legalitaria che puo' essere caratterizzante di un'iniziativa.</text:p>
                  </text:list-item>
                  <text:list-item>
                    <text:p>Attivià di filtro che puo' essere realizzata da chi gestisce l'iniziati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oluzione #2/1: rilascio</text:p>
          </draw:text-box>
        </draw:frame>
        <draw:frame presentation:style-name="pr7" draw:layer="layout" svg:width="22.6cm" svg:height="14.898cm" svg:x="1.4cm" svg:y="4.914cm" presentation:class="outline" presentation:user-transformed="true">
          <draw:text-box>
            <text:list text:style-name="L2">
              <text:list-item>
                <text:p>Parlando con vari giornalisti, ho capito che si sentono un po' come “galli nel pollaio”</text:p>
                <text:list>
                  <text:list-item>
                    <text:p>Uno e uno solo vuole avere documenti</text:p>
                  </text:list-item>
                  <text:list-item>
                    <text:p>Per questo apprezzerei di piu' dei blogger ;)</text:p>
                  </text:list-item>
                </text:list>
              </text:list-item>
              <text:list-item>
                <text:p>Il ruolo del giornalista è essenziale</text:p>
                <text:list>
                  <text:list-item>
                    <text:p>E' un professionista dell'informazione che sa sviscerare una notizia.</text:p>
                  </text:list-item>
                  <text:list-item>
                    <text:p><text:span text:style-name="T4">Il ruolo dell'esperto, con dedizione civica, va riscoperto e sollevato tramite strumenti simili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oluzione #2/2: rilascio</text:p>
          </draw:text-box>
        </draw:frame>
        <draw:frame presentation:style-name="pr7" draw:layer="layout" svg:width="22.6cm" svg:height="14.898cm" svg:x="1.4cm" svg:y="4.914cm" presentation:class="outline" presentation:user-transformed="true">
          <draw:text-box>
            <text:list text:style-name="L2">
              <text:list-item>
                <text:p>Come evitare che venga riportata solo una certa porzione, dei documenti ?</text:p>
                <text:list>
                  <text:list-item>
                    <text:p>L'ipotesi è di generare un .pdf, contenente tutto quel che è stato ricevuto</text:p>
                  </text:list-item>
                  <text:list-item>
                    <text:p>Accludere le verifiche riportate dai receiver</text:p>
                  </text:list-item>
                  <text:list-item>
                    <text:p>Creare una licenza, per cui chi dovesse far notizie relative a questi documenti, deve inidicare un link a questo file</text:p>
                  </text:list-item>
                  <text:list-item>
                    <text:p>Firmare il file digitalmente, con la chiave privata del no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ato del progetto</text:p>
          </draw:text-box>
        </draw:frame>
        <draw:frame presentation:style-name="pr7" draw:layer="layout" svg:width="22.6cm" svg:height="14.898cm" svg:x="1.4cm" svg:y="4.914cm" presentation:class="outline" presentation:user-transformed="true">
          <draw:text-box>
            <text:list text:style-name="L2">
              <text:list-item>
                <text:p>0.1 software release, in uso, prototipo avanzato, gestisce le funzionalità di sicurezza minime</text:p>
              </text:list-item>
              <text:list-item>
                <text:p>0.2 modello client server, molto piu' flessibile e configurabile, in fase di sviluppo</text:p>
              </text:list-item>
              <text:list-item>
                <text:p><text:a xlink:href="http://wiki.globaleaks.org/">http://wiki.globaleaks.org</text:a></text:p>
              </text:list-item>
              <text:list-item>
                <text:p><text:a xlink:href="http://github.com/globaleaks">http://github.com/globaleaks</text:a></text:p>
              </text:list-item>
              <text:list-item>
                <text:p><text:a xlink:href="http://www.globaleaks.org/">http://www.globaleaks.org</text:a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Grazie!</text:p>
          </draw:text-box>
        </draw:frame>
        <draw:frame presentation:style-name="pr7" draw:layer="layout" svg:width="22.6cm" svg:height="14.898cm" svg:x="1.4cm" svg:y="4.914cm" presentation:class="outline" presentation:user-transformed="true">
          <draw:text-box>
            <text:list text:style-name="L2">
              <text:list-item>
                <text:p><text:a xlink:href="mailto:people@globaleaks.org">people@globaleaks.org</text:a></text:p>
              </text:list-item>
              <text:list-item>
                <text:p>@globaleaks (twitter)</text:p>
              </text:list-item>
              <text:list-item>
                <text:p>Domande 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6.917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cna </meta:initial-creator>
    <meta:creation-date>2012-07-02T11:47:11</meta:creation-date>
    <meta:editing-duration>PT49M13S</meta:editing-duration>
    <meta:editing-cycles>5</meta:editing-cycles>
    <dc:date>2012-07-02T13:23:25</dc:date>
    <dc:creator>vecna </dc:creator>
    <meta:generator>LibreOffice/3.4$Unix LibreOffice_project/340m1$Build-402</meta:generator>
    <meta:document-statistic meta:object-count="88"/>
  </office:meta>
</office:document-meta>
</file>